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cb9" officeooo:paragraph-rsid="001abcb9"/>
    </style:style>
    <style:style style:name="P2" style:family="paragraph" style:parent-style-name="Standard">
      <style:text-properties officeooo:paragraph-rsid="001adf57"/>
    </style:style>
    <style:style style:name="P3" style:family="paragraph" style:parent-style-name="Standard">
      <style:text-properties officeooo:rsid="001d6abe" officeooo:paragraph-rsid="001d6abe"/>
    </style:style>
    <style:style style:name="P4" style:family="paragraph" style:parent-style-name="Standard">
      <style:text-properties officeooo:rsid="001ecdfb" officeooo:paragraph-rsid="001ecdfb"/>
    </style:style>
    <style:style style:name="P5" style:family="paragraph" style:parent-style-name="Standard">
      <style:text-properties officeooo:rsid="0020b581" officeooo:paragraph-rsid="0020b581"/>
    </style:style>
    <style:style style:name="P6" style:family="paragraph" style:parent-style-name="Standard">
      <style:text-properties officeooo:rsid="00278ca3" officeooo:paragraph-rsid="00278ca3"/>
    </style:style>
    <style:style style:name="P7" style:family="paragraph" style:parent-style-name="Standard">
      <style:text-properties officeooo:rsid="0028e913" officeooo:paragraph-rsid="0028e913"/>
    </style:style>
    <style:style style:name="P8" style:family="paragraph" style:parent-style-name="Standard">
      <style:text-properties officeooo:rsid="002e6e12" officeooo:paragraph-rsid="002e6e12"/>
    </style:style>
    <style:style style:name="P9" style:family="paragraph" style:parent-style-name="Title">
      <style:text-properties fo:font-size="18pt" style:font-size-asian="18pt" style:font-size-complex="18pt"/>
    </style:style>
    <style:style style:name="P10" style:family="paragraph" style:parent-style-name="Standard" style:list-style-name="L1">
      <style:text-properties officeooo:rsid="0022e8b2" officeooo:paragraph-rsid="0022e8b2"/>
    </style:style>
    <style:style style:name="P11" style:family="paragraph" style:parent-style-name="Standard" style:list-style-name="L1">
      <style:text-properties style:text-position="0% 100%" officeooo:rsid="00239d37" officeooo:paragraph-rsid="00239d37"/>
    </style:style>
    <style:style style:name="P12" style:family="paragraph" style:parent-style-name="Standard" style:list-style-name="L1">
      <style:text-properties officeooo:rsid="00240a55" officeooo:paragraph-rsid="00240a55"/>
    </style:style>
    <style:style style:name="P13" style:family="paragraph" style:parent-style-name="Standard" style:list-style-name="L1">
      <style:text-properties officeooo:rsid="0026a934" officeooo:paragraph-rsid="0026a934"/>
    </style:style>
    <style:style style:name="T1" style:family="text">
      <style:text-properties officeooo:rsid="001d98bb"/>
    </style:style>
    <style:style style:name="T2" style:family="text">
      <style:text-properties officeooo:rsid="001edec0"/>
    </style:style>
    <style:style style:name="T3" style:family="text">
      <style:text-properties officeooo:rsid="001fc961"/>
    </style:style>
    <style:style style:name="T4" style:family="text">
      <style:text-properties officeooo:rsid="00217bef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39d37"/>
    </style:style>
    <style:style style:name="T7" style:family="text">
      <style:text-properties style:text-position="0% 100%" officeooo:rsid="00253c33"/>
    </style:style>
    <style:style style:name="T8" style:family="text">
      <style:text-properties officeooo:rsid="00239d37"/>
    </style:style>
    <style:style style:name="T9" style:family="text">
      <style:text-properties officeooo:rsid="0029209b"/>
    </style:style>
    <style:style style:name="T10" style:family="text">
      <style:text-properties officeooo:rsid="002b521f"/>
    </style:style>
    <style:style style:name="T11" style:family="text">
      <style:text-properties officeooo:rsid="002efaa4"/>
    </style:style>
    <style:style style:name="T12" style:family="text">
      <style:text-properties officeooo:rsid="003347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représentation des connaissances<text:line-break/><text:line-break/>Thomas Janowskyj - Justinien Ghorra</text:p>
      <text:p text:style-name="P1"/>
      <text:p text:style-name="P1"/>
      <text:p text:style-name="P9">Présentation des résultats</text:p>
      <text:p text:style-name="P2"/>
      <text:p text:style-name="P4">- Dans le parcours en profondeur solo, le placement intelligent de nouvelles reines est <text:span text:style-name="T2">primordial pour limiter le temps d’exécution. Il passe de 247ms à 2ms dans le cas d’un plateau de taille 8.</text:span></text:p>
      <text:p text:style-name="P4"/>
      <text:p text:style-name="P2">- La représentation du plateau sous forme d'un tableau à une seule dimension <text:span text:style-name="T3">est jusqu’à deux fois plus performant que celui à deux dimensions.</text:span></text:p>
      <text:p text:style-name="P3">Pour exemple avec un plateau de taille 20, <text:span text:style-name="T1">il faut 1,53s pour atteindre un état final avec un le tableau 2D et 0,93s avec un tableau à une dimension.</text:span></text:p>
      <text:p text:style-name="P3"/>
      <text:p text:style-name="P5">- <text:span text:style-name="T4">On peut remarquer que plus l’évaluation des successeurs est précise, plus il prend du temps. Pour un plateau de taille 4 et une profondeur de 2, l’ordinateur contre lui-même :</text:span></text:p>
      <text:list xml:id="list1482983210306994184" text:style-name="L1">
        <text:list-item>
          <text:p text:style-name="P10"><text:span text:style-name="T8">avec </text:span><text:span text:style-name="T5">eval</text:span><text:span text:style-name="T6">0</text:span><text:span text:style-name="T5"> </text:span><text:span text:style-name="T6">le programme </text:span><text:span text:style-name="T5">est exécuté en 186ms </text:span><text:span text:style-name="T6">et donne un score de 18-22. </text:span></text:p>
        </text:list-item>
        <text:list-item>
          <text:p text:style-name="P11">avec eval1 le programme est exécuté en 251ms et donne un score de 24-18.</text:p>
        </text:list-item>
        <text:list-item>
          <text:p text:style-name="P12"><text:span text:style-name="T5">avec evalLambda le programme est exécuté en </text:span><text:span text:style-name="T7">276ms et donne aussi un score de 24-18.</text:span></text:p>
        </text:list-item>
        <text:list-item>
          <text:p text:style-name="P13"><text:span text:style-name="T7">e</text:span><text:span text:style-name="T5">nfin, avec eval2 et 20 parties aléatoires, le programme est exécuté en 7,55s et donne un score de 18-19.</text:span></text:p>
        </text:list-item>
      </text:list>
      <text:p text:style-name="P6">On peut ainsi <text:span text:style-name="T10">comparer</text:span> les scores, <text:span text:style-name="T10">qui </text:span>sont effectivement différents suivant l’algorithme d’évaluation utilisé.</text:p>
      <text:p text:style-name="P6"/>
      <text:p text:style-name="P8">- En faisant jouer <text:span text:style-name="T12">e</text:span>val2 contre EvalLambda, le score peut varier suivant l’exécution. <text:span text:style-name="T11">Pour un plateau de 4, il nous arrive d’avoir pour résultat 18-22, 18-16, 23-26, 18-19, 23-21, etc. Le processus aléatoire d’eval2 permet donc de significativement changer le cours d’une partie.</text:span></text:p>
      <text:p text:style-name="P6"/>
      <text:p text:style-name="P7">- <text:span text:style-name="T9">La méthode d’optimisation de lambda ne s’arrête jamais, même en changeant la valeur d’incré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7:19:00.579000000</meta:creation-date>
    <dc:date>2017-04-06T18:36:18.567000000</dc:date>
    <meta:editing-duration>PT1H17M4S</meta:editing-duration>
    <meta:editing-cycles>3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3" meta:word-count="269" meta:character-count="1599" meta:non-whitespace-character-count="1345"/>
  </office:meta>
</office:document-meta>
</file>